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d28" officeooo:paragraph-rsid="000b2d28"/>
    </style:style>
    <style:style style:name="T1" style:family="text">
      <style:text-properties officeooo:rsid="000b75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tical Sensor and Mount</text:p>
      <text:p text:style-name="P1">NEMA step motor 17, 4 wires, </text:p>
      <text:p text:style-name="P1">- Coil 1 black, green</text:p>
      <text:p text:style-name="P1">- Coil 2 red, blue</text:p>
      <text:p text:style-name="P1"/>
      <text:p text:style-name="P1">L293D H bridge</text:p>
      <text:p text:style-name="P1">Optical Axis Mount</text:p>
      <text:p text:style-name="P1">Controlled by digital ports 6,7,8,9</text:p>
      <text:p text:style-name="P1">Voltage: 5V</text:p>
      <text:p text:style-name="P1"/>
      <text:p text:style-name="P1">Communication</text:p>
      <text:p text:style-name="P1">LCD Display rs = 13, en = 12, d4 = 5, d5 = 4, d6 = 3, d7 = 2</text:p>
      <text:p text:style-name="P1">USB A to USB B</text:p>
      <text:p text:style-name="P1"/>
      <text:p text:style-name="P1">Arduino</text:p>
      <text:p text:style-name="P1">load with program lcd_sensor_test_motor_serial</text:p>
      <text:p text:style-name="P1">AC adapter: 10V, 0.5A, 5W</text:p>
      <text:p text:style-name="P1"/>
      <text:p text:style-name="P1">Laser</text:p>
      <text:p text:style-name="P1">Laser module</text:p>
      <text:p text:style-name="P1">potentiometer to adjust power going into laser module</text:p>
      <text:p text:style-name="P1"/>
      <text:p text:style-name="P1">Electrical</text:p>
      <text:p text:style-name="P1">JUMPERS</text:p>
      <text:p text:style-name="P1">Piezo Buzzer</text:p>
      <text:p text:style-name="P1">3 Bread Boards</text:p>
      <text:p text:style-name="P1"/>
      <text:p text:style-name="P1"/>
      <text:p text:style-name="P1">Raspberry Pi</text:p>
      <text:p text:style-name="P1">SQLite 3</text:p>
      <text:p text:style-name="P1">Python Packages</text:p>
      <text:p text:style-name="P1">numpy</text:p>
      <text:p text:style-name="P1">matplotlib</text:p>
      <text:p text:style-name="P1">serial</text:p>
      <text:p text:style-name="P1"/>
      <text:p text:style-name="P1">The python program receives data serially and uses the sqlite3 package to store the data into a database</text:p>
      <text:p text:style-name="P1">- stores date, time, sensor value and step counts</text:p>
      <text:p text:style-name="P1"/>
      <text:p text:style-name="P1">- Retrieves the data from the database and stores in a numpy array for plotting</text:p>
      <text:p text:style-name="P1"/>
      <text:p text:style-name="P1">- Use matplotlib to plot the da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20:34:32.355413402</meta:creation-date>
    <meta:generator>LibreOffice/5.1.6.2$Linux_ARM_EABI LibreOffice_project/10m0$Build-2</meta:generator>
    <dc:date>2019-01-02T20:41:43.534324032</dc:date>
    <meta:editing-duration>PT7M12S</meta:editing-duration>
    <meta:editing-cycles>2</meta:editing-cycles>
    <meta:document-statistic meta:table-count="0" meta:image-count="0" meta:object-count="0" meta:page-count="1" meta:paragraph-count="31" meta:word-count="145" meta:character-count="769" meta:non-whitespace-character-count="654"/>
  </office:meta>
</office:document-meta>
</file>